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number:date-style style:name="D1" number:automatic-order="true">
      <number:day number:style="long"/>
      <number:text>.</number:text>
      <number:month number:style="long"/>
      <number:text>.</number:text>
      <number:year number:style="long"/>
    </number:date-style>
    <style:style style:name="gr1" style:family="graphic" style:parent-style-name="headline">
      <style:graphic-properties draw:auto-grow-height="fals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OODrawTemplate">
        <draw:custom-shape draw:style-name="heading-pj" draw:layer="layout" svg:width="4.75cm" svg:height="1.5cm" svg:x="6cm" svg:y="-4.5cm">
          <text:p>專案名稱</text:p>
          <draw:enhanced-geometry svg:viewBox="0 0 21600 21600" draw:type="rectangle" draw:enhanced-path="M 0 0 L 21600 0 21600 21600 0 21600 0 0 Z N"/>
        </draw:custom-shape>
        <draw:custom-shape draw:style-name="表單編號" draw:layer="layout" svg:width="2.5cm" svg:height="1cm" svg:x="1cm" svg:y="1cm">
          <text:p>地圖<text:page-number>1</text:page-number></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headline" draw:layer="layout" svg:width="9.75cm" svg:height="0.5cm" svg:x="18.75cm" svg:y="1cm">
          <text:p text:style-name="P1">企畫地圖 版本 <text:date style:data-style-name="D1" text:date-value="2013-12-12">2013/12/12</text:date> CC-BY <text:author-name text:fixed="false">ETBlue </text:author-name></text:p>
          <draw:enhanced-geometry svg:viewBox="0 0 21600 21600" draw:type="rectangle" draw:enhanced-path="M 0 0 L 21600 0 21600 21600 0 21600 0 0 Z N"/>
        </draw:custom-shape>
        <draw:custom-shape draw:style-name="gr1" draw:text-style-name="P1" draw:layer="layout" svg:width="1.25cm" svg:height="0.5cm" svg:x="27.25cm" svg:y="1.5cm">
          <text:p text:style-name="P1">Page <text:page-number>1</text:page-number></text:p>
          <draw:enhanced-geometry svg:viewBox="0 0 21600 21600" draw:type="rectangle" draw:enhanced-path="M 0 0 L 21600 0 21600 21600 0 21600 0 0 Z N"/>
        </draw:custom-shape>
        <draw:custom-shape draw:style-name="狀態確定" draw:layer="layout" svg:width="15cm" svg:height="3.25cm" svg:x="2.25cm" svg:y="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地圖標示" draw:layer="layout" svg:width="0.5cm" svg:height="3.5cm" svg:x="1cm" svg:y="16cm">
          <text:p>產</text:p>
          <text:p>業</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狀態明朗" draw:layer="layout" svg:width="5cm" svg:height="1.5cm" svg:x="9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明朗" draw:layer="layout" svg:width="5.5cm" svg:height="1.75cm" svg:x="5cm" svg:y="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不明" draw:layer="layout" svg:width="1.25cm" svg:height="1.25cm" svg:x="9.2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不明" draw:layer="layout" svg:width="1.25cm" svg:height="1.25cm" svg:x="9.25cm" svg:y="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不明" draw:layer="layout" svg:width="3cm" svg:height="1.75cm" svg:x="6.75cm" svg:y="10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狀態不明" draw:layer="layout" svg:width="2.25cm" svg:height="1.25cm" svg:x="10.5cm" svg:y="8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狀態不明" draw:layer="layout" svg:width="2.5cm" svg:height="1.5cm" svg:x="7.75cm" svg:y="5.2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地圖標示" draw:layer="layout" svg:width="0.5cm" svg:height="2.5cm" svg:x="1cm" svg:y="13.5cm">
          <text:p>市</text:p>
          <text:p>場</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1.75cm" svg:x="1cm" svg:y="11.75cm">
          <text:p>現</text:p>
          <text:p>在</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7cm" svg:x="1cm" svg:y="4.75cm">
          <text:p>路</text:p>
          <text:p>線</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1.75cm" svg:x="1cm" svg:y="3cm">
          <text:p>未</text:p>
          <text:p>來</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狀態不明" draw:layer="layout" svg:width="0.75cm" svg:height="1.25cm" draw:transform="rotate (0.629889327044754) translate (9.408cm 9.692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不明" draw:layer="layout" svg:width="0.75cm" svg:height="1.25cm" svg:x="9.25cm" svg:y="8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不明" draw:layer="layout" svg:width="0.75cm" svg:height="1.25cm" draw:transform="rotate (-0.233525053916841) translate (10.789cm 5.61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不明" draw:layer="layout" svg:width="0.75cm" svg:height="1.25cm" draw:transform="rotate (0.701971425152119) translate (10cm 4.734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不明" draw:layer="layout" svg:width="0.75cm" svg:height="1.25cm" draw:transform="rotate (-0.824144472791723) translate (10.491cm 6.75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不明" draw:layer="layout" svg:width="0.75cm" svg:height="1.25cm" draw:transform="rotate (-0.383099770812755) translate (10.304cm 10.5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2" draw:style-name="dp1" draw:master-page-name="OODrawTemplate">
        <draw:custom-shape draw:style-name="gr1" draw:text-style-name="P1" draw:layer="layout" svg:width="1.25cm" svg:height="0.5cm" svg:x="27.25cm" svg:y="1.5cm">
          <text:p text:style-name="P1">Page <text:page-number>1</text:page-number></text:p>
          <draw:enhanced-geometry svg:viewBox="0 0 21600 21600" draw:type="rectangle" draw:enhanced-path="M 0 0 L 21600 0 21600 21600 0 21600 0 0 Z N"/>
        </draw:custom-shape>
        <draw:custom-shape draw:style-name="狀態確定" draw:layer="layout" svg:width="15cm" svg:height="3.25cm" svg:x="2.25cm" svg:y="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地圖標示" draw:layer="layout" svg:width="0.5cm" svg:height="3.5cm" svg:x="1cm" svg:y="16cm">
          <text:p>產</text:p>
          <text:p>業</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狀態確定" draw:layer="layout" svg:width="5cm" svg:height="1.5cm" svg:x="9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5.5cm" svg:height="1.75cm" svg:x="5cm" svg:y="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明朗" draw:layer="layout" svg:width="1.25cm" svg:height="1.25cm" svg:x="9.2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明朗" draw:layer="layout" svg:width="1.25cm" svg:height="1.25cm" svg:x="9.25cm" svg:y="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明朗" draw:layer="layout" svg:width="3cm" svg:height="1.75cm" svg:x="6.75cm" svg:y="10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狀態不明" draw:layer="layout" svg:width="2.25cm" svg:height="1.25cm" svg:x="10.5cm" svg:y="8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狀態不明" draw:layer="layout" svg:width="2.5cm" svg:height="1.5cm" svg:x="7.75cm" svg:y="5.2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地圖標示" draw:layer="layout" svg:width="0.5cm" svg:height="2.5cm" svg:x="1cm" svg:y="13.5cm">
          <text:p>市</text:p>
          <text:p>場</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1.75cm" svg:x="1cm" svg:y="11.75cm">
          <text:p>現</text:p>
          <text:p>在</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7cm" svg:x="1cm" svg:y="4.75cm">
          <text:p>路</text:p>
          <text:p>線</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1.75cm" svg:x="1cm" svg:y="3cm">
          <text:p>未</text:p>
          <text:p>來</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狀態不明" draw:layer="layout" svg:width="0.75cm" svg:height="1.25cm" draw:transform="rotate (0.629889327044754) translate (9.408cm 9.692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不明" draw:layer="layout" svg:width="0.75cm" svg:height="1.25cm" svg:x="9.25cm" svg:y="8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不明" draw:layer="layout" svg:width="0.75cm" svg:height="1.25cm" draw:transform="rotate (-0.233525053916841) translate (10.789cm 5.61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不明" draw:layer="layout" svg:width="0.75cm" svg:height="1.25cm" draw:transform="rotate (0.701971425152119) translate (10cm 4.734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不明" draw:layer="layout" svg:width="0.75cm" svg:height="1.25cm" draw:transform="rotate (-0.824144472791723) translate (10.491cm 6.75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明朗" draw:layer="layout" svg:width="0.75cm" svg:height="1.25cm" draw:transform="rotate (-0.383099770812755) translate (10.304cm 10.5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表單編號" draw:layer="layout" svg:width="2.5cm" svg:height="1cm" svg:x="1cm" svg:y="1cm">
          <text:p>地圖<text:page-number>1</text:page-number></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headline" draw:layer="layout" svg:width="9.75cm" svg:height="0.5cm" svg:x="18.75cm" svg:y="1cm">
          <text:p text:style-name="P1">企畫地圖 版本 <text:date style:data-style-name="D1" text:date-value="2013-12-12">2013/12/12</text:date> CC-BY <text:author-name text:fixed="false">ETBlue </text:author-name></text:p>
          <draw:enhanced-geometry svg:viewBox="0 0 21600 21600" draw:type="rectangle" draw:enhanced-path="M 0 0 L 21600 0 21600 21600 0 21600 0 0 Z N"/>
        </draw:custom-shape>
      </draw:page>
      <draw:page draw:name="page3" draw:style-name="dp1" draw:master-page-name="OODrawTemplate">
        <draw:custom-shape draw:style-name="gr1" draw:text-style-name="P1" draw:layer="layout" svg:width="1.25cm" svg:height="0.5cm" svg:x="27.25cm" svg:y="1.5cm">
          <text:p text:style-name="P1">Page <text:page-number>1</text:page-number></text:p>
          <draw:enhanced-geometry svg:viewBox="0 0 21600 21600" draw:type="rectangle" draw:enhanced-path="M 0 0 L 21600 0 21600 21600 0 21600 0 0 Z N"/>
        </draw:custom-shape>
        <draw:custom-shape draw:style-name="狀態確定" draw:layer="layout" svg:width="15cm" svg:height="3.25cm" svg:x="2.25cm" svg:y="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地圖標示" draw:layer="layout" svg:width="0.5cm" svg:height="3.5cm" svg:x="1cm" svg:y="16cm">
          <text:p>產</text:p>
          <text:p>業</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狀態確定" draw:layer="layout" svg:width="5cm" svg:height="1.5cm" svg:x="9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5.5cm" svg:height="1.75cm" svg:x="5cm" svg:y="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1.25cm" svg:height="1.25cm" svg:x="9.2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1.25cm" svg:height="1.25cm" svg:x="9.25cm" svg:y="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3cm" svg:height="1.75cm" svg:x="6.75cm" svg:y="10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狀態明朗" draw:layer="layout" svg:width="2.25cm" svg:height="1.25cm" svg:x="10.5cm" svg:y="8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狀態不明" draw:layer="layout" svg:width="2.5cm" svg:height="1.5cm" svg:x="7.75cm" svg:y="5.2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地圖標示" draw:layer="layout" svg:width="0.5cm" svg:height="2.5cm" svg:x="1cm" svg:y="13.5cm">
          <text:p>市</text:p>
          <text:p>場</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1.75cm" svg:x="1cm" svg:y="11.75cm">
          <text:p>現</text:p>
          <text:p>在</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7cm" svg:x="1cm" svg:y="4.75cm">
          <text:p>路</text:p>
          <text:p>線</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1.75cm" svg:x="1cm" svg:y="3cm">
          <text:p>未</text:p>
          <text:p>來</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狀態明朗" draw:layer="layout" svg:width="0.75cm" svg:height="1.25cm" draw:transform="rotate (0.629889327044754) translate (9.408cm 9.692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明朗" draw:layer="layout" svg:width="0.75cm" svg:height="1.25cm" svg:x="9.25cm" svg:y="8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不明" draw:layer="layout" svg:width="0.75cm" svg:height="1.25cm" draw:transform="rotate (-0.233525053916841) translate (10.789cm 5.61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不明" draw:layer="layout" svg:width="0.75cm" svg:height="1.25cm" draw:transform="rotate (0.701971425152119) translate (10cm 4.734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明朗" draw:layer="layout" svg:width="0.75cm" svg:height="1.25cm" draw:transform="rotate (-0.824144472791723) translate (10.491cm 6.75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確定" draw:layer="layout" svg:width="0.75cm" svg:height="1.25cm" draw:transform="rotate (-0.383099770812755) translate (10.304cm 10.5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表單編號" draw:layer="layout" svg:width="2.5cm" svg:height="1cm" svg:x="1cm" svg:y="1cm">
          <text:p>地圖<text:page-number>1</text:page-number></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headline" draw:layer="layout" svg:width="9.75cm" svg:height="0.5cm" svg:x="18.75cm" svg:y="1cm">
          <text:p text:style-name="P1">企畫地圖 版本 <text:date style:data-style-name="D1" text:date-value="2013-12-12">2013/12/12</text:date> CC-BY <text:author-name text:fixed="false">ETBlue </text:author-name></text:p>
          <draw:enhanced-geometry svg:viewBox="0 0 21600 21600" draw:type="rectangle" draw:enhanced-path="M 0 0 L 21600 0 21600 21600 0 21600 0 0 Z N"/>
        </draw:custom-shape>
      </draw:page>
      <draw:page draw:name="page4" draw:style-name="dp1" draw:master-page-name="OODrawTemplate">
        <draw:custom-shape draw:style-name="gr1" draw:text-style-name="P1" draw:layer="layout" svg:width="1.25cm" svg:height="0.5cm" svg:x="27.25cm" svg:y="1.5cm">
          <text:p text:style-name="P1">Page <text:page-number>1</text:page-number></text:p>
          <draw:enhanced-geometry svg:viewBox="0 0 21600 21600" draw:type="rectangle" draw:enhanced-path="M 0 0 L 21600 0 21600 21600 0 21600 0 0 Z N"/>
        </draw:custom-shape>
        <draw:custom-shape draw:style-name="狀態確定" draw:layer="layout" svg:width="15cm" svg:height="3.25cm" svg:x="2.25cm" svg:y="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地圖標示" draw:layer="layout" svg:width="0.5cm" svg:height="3.5cm" svg:x="1cm" svg:y="16cm">
          <text:p>產</text:p>
          <text:p>業</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狀態確定" draw:layer="layout" svg:width="5cm" svg:height="1.5cm" svg:x="9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5.5cm" svg:height="1.75cm" svg:x="5cm" svg:y="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1.25cm" svg:height="1.25cm" svg:x="9.2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1.25cm" svg:height="1.25cm" svg:x="9.25cm" svg:y="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3cm" svg:height="1.75cm" svg:x="6.75cm" svg:y="10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狀態確定" draw:layer="layout" svg:width="2.25cm" svg:height="1.25cm" svg:x="10.5cm" svg:y="8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狀態明朗" draw:layer="layout" svg:width="2.5cm" svg:height="1.5cm" svg:x="7.75cm" svg:y="5.2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地圖標示" draw:layer="layout" svg:width="0.5cm" svg:height="2.5cm" svg:x="1cm" svg:y="13.5cm">
          <text:p>市</text:p>
          <text:p>場</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1.75cm" svg:x="1cm" svg:y="11.75cm">
          <text:p>現</text:p>
          <text:p>在</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7cm" svg:x="1cm" svg:y="4.75cm">
          <text:p>路</text:p>
          <text:p>線</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1.75cm" svg:x="1cm" svg:y="3cm">
          <text:p>未</text:p>
          <text:p>來</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狀態確定" draw:layer="layout" svg:width="0.75cm" svg:height="1.25cm" draw:transform="rotate (0.629889327044754) translate (9.408cm 9.692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確定" draw:layer="layout" svg:width="0.75cm" svg:height="1.25cm" svg:x="9.25cm" svg:y="8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明朗" draw:layer="layout" svg:width="0.75cm" svg:height="1.25cm" draw:transform="rotate (-0.233525053916841) translate (10.789cm 5.61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明朗" draw:layer="layout" svg:width="0.75cm" svg:height="1.25cm" draw:transform="rotate (0.701971425152119) translate (10cm 4.734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確定" draw:layer="layout" svg:width="0.75cm" svg:height="1.25cm" draw:transform="rotate (-0.824144472791723) translate (10.491cm 6.75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確定" draw:layer="layout" svg:width="0.75cm" svg:height="1.25cm" draw:transform="rotate (-0.383099770812755) translate (10.304cm 10.5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表單編號" draw:layer="layout" svg:width="2.5cm" svg:height="1cm" svg:x="1cm" svg:y="1cm">
          <text:p>地圖<text:page-number>1</text:page-number></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headline" draw:layer="layout" svg:width="9.75cm" svg:height="0.5cm" svg:x="18.75cm" svg:y="1cm">
          <text:p text:style-name="P1">企畫地圖 版本 <text:date style:data-style-name="D1" text:date-value="2013-12-12">2013/12/12</text:date> CC-BY <text:author-name text:fixed="false">ETBlue </text:author-name></text:p>
          <draw:enhanced-geometry svg:viewBox="0 0 21600 21600" draw:type="rectangle" draw:enhanced-path="M 0 0 L 21600 0 21600 21600 0 21600 0 0 Z N"/>
        </draw:custom-shape>
      </draw:page>
      <draw:page draw:name="page5" draw:style-name="dp1" draw:master-page-name="OODrawTemplate">
        <draw:custom-shape draw:style-name="文件不明" draw:layer="layout" svg:width="18.25cm" svg:height="17.5cm" svg:x="1cm" svg:y="2.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1" draw:layer="layout" svg:width="1.25cm" svg:height="0.5cm" svg:x="27.25cm" svg:y="1.5cm">
          <text:p text:style-name="P1">Page <text:page-number>1</text:page-number></text:p>
          <draw:enhanced-geometry svg:viewBox="0 0 21600 21600" draw:type="rectangle" draw:enhanced-path="M 0 0 L 21600 0 21600 21600 0 21600 0 0 Z N"/>
        </draw:custom-shape>
        <draw:custom-shape draw:style-name="狀態確定" draw:layer="layout" svg:width="15cm" svg:height="3.25cm" svg:x="2.25cm" svg:y="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地圖標示" draw:layer="layout" svg:width="0.5cm" svg:height="3.5cm" svg:x="1cm" svg:y="16cm">
          <text:p>產</text:p>
          <text:p>業</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狀態確定" draw:layer="layout" svg:width="5cm" svg:height="1.5cm" svg:x="9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5.5cm" svg:height="1.75cm" svg:x="5cm" svg:y="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1.25cm" svg:height="1.25cm" svg:x="9.2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1.25cm" svg:height="1.25cm" svg:x="9.25cm" svg:y="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3cm" svg:height="1.75cm" svg:x="6.75cm" svg:y="10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狀態確定" draw:layer="layout" svg:width="2.25cm" svg:height="1.25cm" svg:x="10.5cm" svg:y="8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狀態確定" draw:layer="layout" svg:width="2.5cm" svg:height="1.5cm" svg:x="7.75cm" svg:y="5.2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地圖標示" draw:layer="layout" svg:width="0.5cm" svg:height="2.5cm" svg:x="1cm" svg:y="13.5cm">
          <text:p>市</text:p>
          <text:p>場</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1.75cm" svg:x="1cm" svg:y="11.75cm">
          <text:p>現</text:p>
          <text:p>在</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7cm" svg:x="1cm" svg:y="4.75cm">
          <text:p>路</text:p>
          <text:p>線</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1.75cm" svg:x="1cm" svg:y="3cm">
          <text:p>未</text:p>
          <text:p>來</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狀態確定" draw:layer="layout" svg:width="0.75cm" svg:height="1.25cm" draw:transform="rotate (0.629889327044754) translate (9.408cm 9.692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確定" draw:layer="layout" svg:width="0.75cm" svg:height="1.25cm" svg:x="9.25cm" svg:y="8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確定" draw:layer="layout" svg:width="0.75cm" svg:height="1.25cm" draw:transform="rotate (-0.233525053916841) translate (10.789cm 5.61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確定" draw:layer="layout" svg:width="0.75cm" svg:height="1.25cm" draw:transform="rotate (0.701971425152119) translate (10cm 4.734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確定" draw:layer="layout" svg:width="0.75cm" svg:height="1.25cm" draw:transform="rotate (-0.824144472791723) translate (10.491cm 6.75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確定" draw:layer="layout" svg:width="0.75cm" svg:height="1.25cm" draw:transform="rotate (-0.383099770812755) translate (10.304cm 10.5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表單編號" draw:layer="layout" svg:width="2.5cm" svg:height="1cm" svg:x="1cm" svg:y="1cm">
          <text:p>地圖<text:page-number>1</text:page-number></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headline" draw:layer="layout" svg:width="9.75cm" svg:height="0.5cm" svg:x="18.75cm" svg:y="1cm">
          <text:p text:style-name="P1">企畫地圖 版本 <text:date style:data-style-name="D1" text:date-value="2013-12-12">2013/12/12</text:date> CC-BY <text:author-name text:fixed="false">ETBlue </text:author-name></text:p>
          <draw:enhanced-geometry svg:viewBox="0 0 21600 21600" draw:type="rectangle" draw:enhanced-path="M 0 0 L 21600 0 21600 21600 0 21600 0 0 Z N"/>
        </draw:custom-shape>
      </draw:page>
      <draw:page draw:name="page6" draw:style-name="dp1" draw:master-page-name="OODrawTemplate">
        <draw:custom-shape draw:style-name="文件" draw:layer="layout" svg:width="18.25cm" svg:height="17.5cm" svg:x="1cm" svg:y="2.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1" draw:layer="layout" svg:width="1.25cm" svg:height="0.5cm" svg:x="27.25cm" svg:y="1.5cm">
          <text:p text:style-name="P1">Page <text:page-number>1</text:page-number></text:p>
          <draw:enhanced-geometry svg:viewBox="0 0 21600 21600" draw:type="rectangle" draw:enhanced-path="M 0 0 L 21600 0 21600 21600 0 21600 0 0 Z N"/>
        </draw:custom-shape>
        <draw:custom-shape draw:style-name="狀態確定" draw:layer="layout" svg:width="15cm" svg:height="3.25cm" svg:x="2.25cm" svg:y="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地圖標示" draw:layer="layout" svg:width="0.5cm" svg:height="3.5cm" svg:x="1cm" svg:y="16cm">
          <text:p>產</text:p>
          <text:p>業</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狀態確定" draw:layer="layout" svg:width="5cm" svg:height="1.5cm" svg:x="9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5.5cm" svg:height="1.75cm" svg:x="5cm" svg:y="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1.25cm" svg:height="1.25cm" svg:x="9.2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1.25cm" svg:height="1.25cm" svg:x="9.25cm" svg:y="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3cm" svg:height="1.75cm" svg:x="6.75cm" svg:y="10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狀態確定" draw:layer="layout" svg:width="2.25cm" svg:height="1.25cm" svg:x="10.5cm" svg:y="8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狀態確定" draw:layer="layout" svg:width="2.5cm" svg:height="1.5cm" svg:x="7.75cm" svg:y="5.2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地圖標示" draw:layer="layout" svg:width="0.5cm" svg:height="2.5cm" svg:x="1cm" svg:y="13.5cm">
          <text:p>市</text:p>
          <text:p>場</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1.75cm" svg:x="1cm" svg:y="11.75cm">
          <text:p>現</text:p>
          <text:p>在</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7cm" svg:x="1cm" svg:y="4.75cm">
          <text:p>路</text:p>
          <text:p>線</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1.75cm" svg:x="1cm" svg:y="3cm">
          <text:p>未</text:p>
          <text:p>來</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狀態確定" draw:layer="layout" svg:width="0.75cm" svg:height="1.25cm" draw:transform="rotate (0.629889327044754) translate (9.408cm 9.692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確定" draw:layer="layout" svg:width="0.75cm" svg:height="1.25cm" svg:x="9.25cm" svg:y="8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確定" draw:layer="layout" svg:width="0.75cm" svg:height="1.25cm" draw:transform="rotate (-0.233525053916841) translate (10.789cm 5.61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確定" draw:layer="layout" svg:width="0.75cm" svg:height="1.25cm" draw:transform="rotate (0.701971425152119) translate (10cm 4.734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確定" draw:layer="layout" svg:width="0.75cm" svg:height="1.25cm" draw:transform="rotate (-0.824144472791723) translate (10.491cm 6.75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確定" draw:layer="layout" svg:width="0.75cm" svg:height="1.25cm" draw:transform="rotate (-0.383099770812755) translate (10.304cm 10.5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表單編號" draw:layer="layout" svg:width="2.5cm" svg:height="1cm" svg:x="1cm" svg:y="1cm">
          <text:p>地圖<text:page-number>1</text:page-number></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文件不明" draw:layer="layout" svg:width="2.75cm" svg:height="2.751cm" draw:transform="rotate (-1.78302836383741) translate (26.018cm 13.58cm)">
          <text:p/>
          <draw:enhanced-geometry svg:viewBox="0 0 21600 21600" draw:mirror-vertical="tru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文件不明" draw:layer="layout" svg:width="2.75cm" svg:height="2.75cm" draw:transform="rotate (0.742812129648787) translate (19.501cm 12.86cm)">
          <text:p/>
          <draw:enhanced-geometry svg:viewBox="0 0 21600 21600" draw:mirror-vertical="tru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文件不明" draw:layer="layout" svg:width="1cm" svg:height="3.25cm" svg:x="22.001cm" svg:y="16.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文件不明" draw:layer="layout" svg:width="1cm" svg:height="3.25cm" svg:x="23.501cm" svg:y="16.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文件不明" draw:layer="layout" svg:width="3cm" svg:height="3.75cm" svg:x="21.751cm" svg:y="13.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文件不明" draw:layer="layout" svg:width="2.5cm" svg:height="2.5cm" svg:x="22.001cm" svg:y="1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headline" draw:layer="layout" svg:width="9.75cm" svg:height="0.5cm" svg:x="18.75cm" svg:y="1cm">
          <text:p text:style-name="P1">企畫地圖 版本 <text:date style:data-style-name="D1" text:date-value="2013-12-12">2013/12/12</text:date> CC-BY <text:author-name text:fixed="false">ETBlue </text:author-name></text:p>
          <draw:enhanced-geometry svg:viewBox="0 0 21600 21600" draw:type="rectangle" draw:enhanced-path="M 0 0 L 21600 0 21600 21600 0 21600 0 0 Z N"/>
        </draw:custom-shape>
      </draw:page>
      <draw:page draw:name="page7" draw:style-name="dp1" draw:master-page-name="OODrawTemplate">
        <draw:custom-shape draw:style-name="文件" draw:layer="layout" svg:width="2.75cm" svg:height="2.751cm" draw:transform="rotate (-1.78302836383741) translate (26.017cm 13.58cm)">
          <text:p/>
          <draw:enhanced-geometry svg:viewBox="0 0 21600 21600" draw:mirror-vertical="tru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文件" draw:layer="layout" svg:width="2.75cm" svg:height="2.75cm" draw:transform="rotate (0.742812129648787) translate (19.5cm 12.86cm)">
          <text:p/>
          <draw:enhanced-geometry svg:viewBox="0 0 21600 21600" draw:mirror-vertical="tru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文件" draw:layer="layout" svg:width="1cm" svg:height="3.25cm" svg:x="22cm" svg:y="16.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文件" draw:layer="layout" svg:width="1cm" svg:height="3.25cm" svg:x="23.5cm" svg:y="16.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1.25cm" svg:height="0.5cm" svg:x="27.25cm" svg:y="1.5cm">
          <text:p text:style-name="P1">Page <text:page-number>1</text:page-number></text:p>
          <draw:enhanced-geometry svg:viewBox="0 0 21600 21600" draw:type="rectangle" draw:enhanced-path="M 0 0 L 21600 0 21600 21600 0 21600 0 0 Z N"/>
        </draw:custom-shape>
        <draw:custom-shape draw:style-name="表單編號" draw:layer="layout" svg:width="2.5cm" svg:height="1cm" svg:x="1cm" svg:y="1cm">
          <text:p>地圖<text:page-number>1</text:page-number></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文件" draw:layer="layout" svg:width="18.25cm" svg:height="17.5cm" svg:x="1cm" svg:y="2.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狀態確定" draw:layer="layout" svg:width="15cm" svg:height="3.25cm" svg:x="2.25cm" svg:y="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地圖標示" draw:layer="layout" svg:width="0.5cm" svg:height="3.5cm" svg:x="1cm" svg:y="16cm">
          <text:p>產</text:p>
          <text:p>業</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狀態確定" draw:layer="layout" svg:width="5cm" svg:height="1.5cm" svg:x="9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5.5cm" svg:height="1.75cm" svg:x="5cm" svg:y="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1.25cm" svg:height="1.25cm" svg:x="9.2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1.25cm" svg:height="1.25cm" svg:x="9.25cm" svg:y="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狀態確定" draw:layer="layout" svg:width="3cm" svg:height="1.75cm" svg:x="6.75cm" svg:y="10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狀態確定" draw:layer="layout" svg:width="2.25cm" svg:height="1.25cm" svg:x="10.5cm" svg:y="8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狀態確定" draw:layer="layout" svg:width="2.5cm" svg:height="1.5cm" svg:x="7.75cm" svg:y="5.2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地圖標示" draw:layer="layout" svg:width="0.5cm" svg:height="2.5cm" svg:x="1cm" svg:y="13.5cm">
          <text:p>市</text:p>
          <text:p>場</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1.75cm" svg:x="1cm" svg:y="11.75cm">
          <text:p>現</text:p>
          <text:p>在</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7cm" svg:x="1cm" svg:y="4.75cm">
          <text:p>路</text:p>
          <text:p>線</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地圖標示" draw:layer="layout" svg:width="0.5cm" svg:height="1.75cm" svg:x="1cm" svg:y="3cm">
          <text:p>未</text:p>
          <text:p>來</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狀態確定" draw:layer="layout" svg:width="0.75cm" svg:height="1.25cm" draw:transform="rotate (0.629889327044754) translate (9.408cm 9.692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確定" draw:layer="layout" svg:width="0.75cm" svg:height="1.25cm" svg:x="9.25cm" svg:y="8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確定" draw:layer="layout" svg:width="0.75cm" svg:height="1.25cm" draw:transform="rotate (-0.233525053916841) translate (10.789cm 5.61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確定" draw:layer="layout" svg:width="0.75cm" svg:height="1.25cm" draw:transform="rotate (0.701971425152119) translate (10cm 4.734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確定" draw:layer="layout" svg:width="0.75cm" svg:height="1.25cm" draw:transform="rotate (-0.824144472791723) translate (10.491cm 6.75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狀態確定" draw:layer="layout" svg:width="0.75cm" svg:height="1.25cm" draw:transform="rotate (-0.383099770812755) translate (10.304cm 10.5cm)">
          <text:p/>
          <draw:enhanced-geometry svg:viewBox="0 0 21600 21600" draw:text-areas="?f0 ?f7 ?f2 21600" draw:type="up-arrow" draw:modifiers="10206.5934065934 5148.3355525965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文件" draw:layer="layout" svg:width="3cm" svg:height="3.75cm" svg:x="21.75cm" svg:y="13.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文件" draw:layer="layout" svg:width="2.5cm" svg:height="2.5cm" svg:x="22cm" svg:y="1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headline" draw:layer="layout" svg:width="9.75cm" svg:height="0.5cm" svg:x="18.75cm" svg:y="1cm">
          <text:p text:style-name="P1">企畫地圖 版本 <text:date style:data-style-name="D1" text:date-value="2013-12-12">2013/12/12</text:date> CC-BY <text:author-name text:fixed="false">ETBlue </text:author-name></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0" draw:display-name="Dash 10" draw:style="rect" draw:dots1="1" draw:dots1-length="0.02cm" draw:dots2="1" draw:dots2-length="0.02cm" draw:distance="0.02cm"/>
    <draw:stroke-dash draw:name="Dash_20_2" draw:display-name="Dash 2" draw:style="rect" draw:dots1="1" draw:dots1-length="0.02cm" draw:dots2="1" draw:dots2-length="0.02cm" draw:distance="0.02cm"/>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新細明體" style:font-family-generic-asian="system" style:font-pitch-asian="variable" style:font-size-asian="24pt" style:language-asian="zh" style:country-asian="TW"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05cm" svg:stroke-color="#e6e6e6" draw:marker-start-width="0.38cm" draw:marker-start-center="false" draw:marker-end-width="0.38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749cm" fo:min-width="0.49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4c4c4c" style:text-outline="false" style:text-line-through-style="none" style:text-position="0% 100%" fo:font-family="微軟正黑體" style:font-style-name="Regular" style:font-family-generic="swi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微軟正黑體" style:font-style-name-asian="Regular" style:font-family-generic-asian="swiss" style:font-pitch-asian="variable" style:font-size-asian="18pt" style:language-asian="zh" style:country-asian="TW"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solid" draw:textarea-horizontal-align="left" draw:textarea-vertical-align="middle"/>
      <style:text-properties fo:font-family="華康儷粗宋(P)" style:font-style-name="Regular" style:font-pitch="variable" fo:font-size="18pt" style:font-family-asian="華康儷粗宋(P)" style:font-style-name-asian="Regular" style:font-pitch-asian="variable"/>
    </style:style>
    <style:style style:name="title1" style:family="graphic" style:parent-style-name="standard">
      <style:graphic-properties draw:stroke="none" draw:fill="solid" draw:fill-color="#ffffff" draw:shadow="hidden" draw:shadow-offset-x="0.2cm" draw:shadow-offset-y="0.2cm" draw:shadow-color="#808080"/>
      <style:paragraph-properties fo:text-align="center"/>
      <style:text-properties fo:font-family="華康儷粗宋(P)" style:font-style-name="Regular" style:font-pitch="variable" fo:font-size="14pt" style:font-family-asian="華康儷粗宋(P)" style:font-style-name-asian="Regular" style:font-pitch-asian="variable" style:font-size-asian="14pt"/>
    </style:style>
    <style:style style:name="title2" style:family="graphic" style:parent-style-name="standard">
      <style:graphic-properties draw:stroke="none" svg:stroke-width="0.05cm" draw:fill-color="#ffffff" draw:shadow="visible" draw:shadow-offset-x="0.2cm" draw:shadow-offset-y="0.2cm" draw:shadow-color="#808080"/>
      <style:paragraph-properties fo:margin-left="0cm" fo:margin-right="0.2cm" fo:margin-top="0.1cm" fo:margin-bottom="0.1cm" fo:text-align="center" fo:text-indent="0cm"/>
      <style:text-properties fo:font-family="華康儷粗宋(P)" style:font-style-name="Regular" style:font-pitch="variable" fo:font-size="12pt" style:font-family-asian="華康儷粗宋(P)" style:font-style-name-asian="Regular" style:font-pitch-asian="variable" style:font-size-asian="12pt"/>
    </style:style>
    <style:style style:name="headline" style:family="graphic" style:parent-style-name="standard">
      <style:graphic-properties draw:stroke="none" draw:stroke-dash="Dash_20_2" svg:stroke-width="0.05cm" svg:stroke-color="#e6e6e6" draw:marker-start-width="0.38cm" draw:marker-start-center="false" draw:marker-end-width="0.38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right" draw:textarea-vertical-align="middle" draw:auto-grow-height="fals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headlin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2cm" fo:margin-bottom="0.21cm" fo:line-height="100%" fo:text-align="end" fo:text-indent="0cm" style:text-autospace="ideograph-alpha" style:punctuation-wrap="simple" style:line-break="strict" style:writing-mode="lr-tb" style:font-independent-line-spacing="false">
        <style:tab-stops/>
      </style:paragraph-properties>
      <style:text-properties fo:color="#4c4c4c" style:text-outline="false" style:text-line-through-style="none" style:text-position="0% 100%" fo:font-family="微軟正黑體" style:font-style-name="Regular" style:font-family-generic="swiss" style:font-pitch="variable" fo:font-size="10pt" fo:letter-spacing="normal" fo:language="en" fo:country="US" fo:font-style="normal" fo:text-shadow="none" style:text-underline-style="none" fo:font-weight="normal" style:text-underline-mode="continuous" style:text-overline-mode="continuous" style:text-line-through-mode="continuous" style:letter-kerning="true" style:font-family-asian="微軟正黑體" style:font-style-name-asian="Regular" style:font-family-generic-asian="swiss" style:font-pitch-asian="variable" style:font-size-asian="10pt" style:language-asian="zh" style:country-asian="TW"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heading-pj" style:family="graphic" style:parent-style-name="standard">
      <style:graphic-properties draw:auto-grow-height="false"/>
      <style:paragraph-properties fo:text-align="center"/>
      <style:text-properties fo:font-size="16pt" style:font-size-asian="16pt"/>
    </style:style>
    <style:style style:name="表單編號" style:family="graphic" style:parent-style-name="standard">
      <style:graphic-properties draw:stroke="solid" draw:stroke-dash="Dash_20_10" svg:stroke-width="0.05cm" svg:stroke-color="#4c4c4c" draw:marker-start-width="0.275cm" draw:marker-start-center="false" draw:marker-end-width="0.275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表單編號">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4c4c4c" style:text-outline="false" style:text-line-through-style="none" style:text-position="0% 100%" fo:font-family="'Century Gothic'" style:font-style-name="Bold" style:font-family-generic="swiss" style:font-pitch="variable" fo:font-size="22pt" fo:letter-spacing="normal" fo:language="en" fo:country="US" fo:font-style="normal" fo:text-shadow="none" style:text-underline-style="none" fo:font-weight="bold" style:text-underline-mode="continuous" style:text-overline-mode="continuous" style:text-line-through-mode="continuous" style:letter-kerning="true" style:font-family-asian="微軟正黑體" style:font-style-name-asian="Bold" style:font-family-generic-asian="swiss" style:font-pitch-asian="variable" style:font-size-asian="22pt" style:language-asian="zh" style:country-asian="TW" style:font-style-asian="normal" style:font-weight-asian="bold"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地圖標示" style:family="graphic" style:parent-style-name="standard">
      <style:graphic-properties draw:stroke="solid" draw:stroke-dash="Dash_20_2" svg:stroke-width="0.05cm" svg:stroke-color="#ffffff" draw:marker-start-width="0.38cm" draw:marker-start-center="false" draw:marker-end-width="0.38cm" draw:marker-end-center="false" svg:stroke-opacity="100%" draw:stroke-linejoin="round" draw:fill="solid" draw:fill-color="#333333"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749cm" fo:min-width="0.49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地圖標示">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position="0% 100%" fo:font-family="微軟正黑體" style:font-style-name="Regular" style:font-family-generic="swiss"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style:font-family-asian="微軟正黑體" style:font-style-name-asian="Regular" style:font-family-generic-asian="swiss" style:font-pitch-asian="variable" style:font-size-asian="12pt" style:language-asian="zh" style:country-asian="TW"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狀態不明" style:family="graphic" style:parent-style-name="standard">
      <style:graphic-properties draw:stroke="dash" draw:stroke-dash="Fine_20_Dotted" svg:stroke-width="0.05cm" svg:stroke-color="#e6e6e6" draw:marker-start-width="0.38cm" draw:marker-start-center="false" draw:marker-end-width="0.38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狀態不明">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4c4c4c" style:text-outline="false" style:text-line-through-style="none" style:text-position="0% 100%" fo:font-family="微軟正黑體" style:font-style-name="Regular" style:font-family-generic="swi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微軟正黑體" style:font-style-name-asian="Regular" style:font-family-generic-asian="swiss" style:font-pitch-asian="variable" style:font-size-asian="18pt" style:language-asian="zh" style:country-asian="TW"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狀態明朗" style:family="graphic" style:parent-style-name="standard">
      <style:graphic-properties draw:stroke="dash" draw:stroke-dash="Fine_20_Dotted" svg:stroke-width="0.05cm" svg:stroke-color="#4c4c4c" draw:marker-start-width="0.38cm" draw:marker-start-center="false" draw:marker-end-width="0.38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749cm" fo:min-width="0.49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狀態明朗">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4c4c4c" style:text-outline="false" style:text-line-through-style="none" style:text-position="0% 100%" fo:font-family="微軟正黑體" style:font-style-name="Regular" style:font-family-generic="swi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微軟正黑體" style:font-style-name-asian="Regular" style:font-family-generic-asian="swiss" style:font-pitch-asian="variable" style:font-size-asian="18pt" style:language-asian="zh" style:country-asian="TW"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狀態確定" style:family="graphic" style:parent-style-name="standard">
      <style:graphic-properties draw:stroke="solid" draw:stroke-dash="Dash_20_2" svg:stroke-width="0.05cm" svg:stroke-color="#999999" draw:marker-start-width="0.38cm" draw:marker-start-center="false" draw:marker-end-width="0.38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749cm" fo:min-width="0.49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狀態確定">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4c4c4c" style:text-outline="false" style:text-line-through-style="none" style:text-position="0% 100%" fo:font-family="微軟正黑體" style:font-style-name="Regular" style:font-family-generic="swi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微軟正黑體" style:font-style-name-asian="Regular" style:font-family-generic-asian="swiss" style:font-pitch-asian="variable" style:font-size-asian="18pt" style:language-asian="zh" style:country-asian="TW"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文件" style:family="graphic" style:parent-style-name="standard">
      <style:graphic-properties draw:stroke="solid" draw:stroke-dash="Dash_20_2" svg:stroke-width="0.05cm" svg:stroke-color="#999999" draw:marker-start-width="0.38cm" draw:marker-start-center="false" draw:marker-end-width="0.38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cm" fo:padding-bottom="0cm" fo:padding-left="0cm" fo:padding-right="0cm" fo:wrap-option="no-wrap" draw:shadow="visible" draw:shadow-offset-x="0.1cm" draw:shadow-offset-y="0.1cm" draw:shadow-color="#e6e6e6" draw:shadow-opacity="50%" text:animation="none" text:animation-direction="left" text:animation-start-inside="false" text:animation-stop-inside="false" text:animation-repeat="0" text:animation-delay="P0D" text:animation-steps="0cm">
        <text:list-style style:name="文件">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4c4c4c" style:text-outline="false" style:text-line-through-style="none" style:text-position="0% 100%" fo:font-family="微軟正黑體" style:font-style-name="Bold" style:font-family-generic="swiss" style:font-pitch="variable" fo:font-size="12pt" fo:letter-spacing="normal" fo:language="en" fo:country="US" fo:font-style="normal" fo:text-shadow="none" style:text-underline-style="none" fo:font-weight="bold" style:text-underline-mode="continuous" style:text-overline-mode="continuous" style:text-line-through-mode="continuous" style:letter-kerning="true" style:font-family-asian="微軟正黑體" style:font-style-name-asian="Bold" style:font-family-generic-asian="swiss" style:font-pitch-asian="variable" style:font-size-asian="12pt" style:language-asian="zh" style:country-asian="TW" style:font-style-asian="normal" style:font-weight-asian="bold"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文件不明" style:family="graphic" style:parent-style-name="文件">
      <style:graphic-properties draw:stroke="dash" draw:stroke-dash="Fine_20_Dotted" svg:stroke-width="0.05cm" svg:stroke-color="#4c4c4c" draw:marker-start-width="0.38cm" draw:marker-start-center="false" draw:marker-end-width="0.38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cm" fo:padding-bottom="0cm" fo:padding-left="0cm" fo:padding-right="0cm" fo:wrap-option="no-wrap" draw:shadow="visible" draw:shadow-offset-x="0.1cm" draw:shadow-offset-y="0.1cm" draw:shadow-color="#e6e6e6" draw:shadow-opacity="50%" text:animation="none" text:animation-direction="left" text:animation-start-inside="false" text:animation-stop-inside="false" text:animation-repeat="0" text:animation-delay="P0D" text:animation-steps="0cm">
        <text:list-style style:name="文件不明">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4c4c4c" style:text-outline="false" style:text-line-through-style="none" style:text-position="0% 100%" fo:font-family="微軟正黑體" style:font-style-name="Bold" style:font-family-generic="swiss" style:font-pitch="variable" fo:font-size="12pt" fo:letter-spacing="normal" fo:language="en" fo:country="US" fo:font-style="normal" fo:text-shadow="none" style:text-underline-style="none" fo:font-weight="bold" style:text-underline-mode="continuous" style:text-overline-mode="continuous" style:text-line-through-mode="continuous" style:letter-kerning="true" style:font-family-asian="微軟正黑體" style:font-style-name-asian="Bold" style:font-family-generic-asian="swiss" style:font-pitch-asian="variable" style:font-size-asian="12pt" style:language-asian="zh" style:country-asian="TW" style:font-style-asian="normal" style:font-weight-asian="bold"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OODrawTemplat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0-02-01T21:37:07.84</meta:creation-date>
    <meta:editing-duration>PT1H13M36S</meta:editing-duration>
    <meta:editing-cycles>15</meta:editing-cycles>
    <meta:generator>LibreOffice/3.6$Windows_x86 LibreOffice_project/58f22d5-270d05a-e2abed1-ea17a85-9b5702</meta:generator>
    <meta:initial-creator>Fiona Lan</meta:initial-creator>
    <dc:date>2013-12-12T00:19:55.61</dc:date>
    <dc:creator>ETBlue </dc:creator>
    <meta:document-statistic meta:object-count="170"/>
  </office:meta>
</office:document-meta>
</file>